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21cc7b"/>
    </style:style>
    <style:style style:name="P2" style:family="paragraph" style:parent-style-name="Heading_20_1">
      <style:paragraph-properties fo:break-before="page"/>
    </style:style>
    <style:style style:name="T1" style:family="text">
      <style:text-properties officeooo:rsid="0021cc7b"/>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24_1072782762"/>1990: Transmitindo<text:line-break/>educação “para todos os lares”<text:bookmark-end text:name="__RefHeading___Toc4724_1072782762"/></text:h>
      <text:p text:style-name="First_20_line_20_indent">O governo revolucionário cubano, desde 1990, tem travado uma luta contra o velho preconceito profundamente enraizado sobre o amor entre pessoas do mesmo sexo em praticamente todos os espaços culturais.</text:p>
      <text:p text:style-name="First_20_line_20_indent">Em 1998, um programa nacional de TV abriu uma discussão em massa sobre lésbicas e gays para imenso interesse do público. O tema foi discutido nas comunidades por semanas. (Hatch)</text:p>
      <text:p text:style-name="First_20_line_20_indent">Oberg escreveu em suas observações sobre a homossexualidade e a cultura em Cuba: “Entre março de 2000 e abril de 2002, passei mais de quatro meses em Cuba em quatro ocasiões distintas, trabalhando como bibliotecário em uma série de projetos de pesquisa com meus colegas cubanos. A maior parte desse tempo foi gasto em Havana, mas também em várias outras cidades, incluindo Matanzas, Trinidad e Santiago de Cuba. Como um homem gay, eu estava motivado a descobrir o máximo que pudesse sobre o status da população gay e lésbica de Cuba.</text:p>
      <text:p text:style-name="First_20_line_20_indent">Oberg se referiu às performances cross-dressing e drag no bairro de La Güinera, nos arredores da capital: “Muitos desses shows de drag são patrocinados pelos CDRs locais (Comitês para a Defesa da Revolução)”, relatou Olberg, “e performam para grandes e entusiasmados públicos. (Se você está se perguntando, os artistas eram ótimos!)</text:p>
      <text:p text:style-name="First_20_line_20_indent">Orberg pontuou, “Uma das coisas mais marcantes sobre Cuba é a vitalidade da vida cultural e intelectual em toda a ilha, particularmente em Havana. Temas gays são predominantes no teatro, em palestras e em concertos.</text:p>
      <text:p text:style-name="First_20_line_20_indent">“Em dezembro de 2000, assisti a uma peça intitulada ‘Muerte en el Bosque’ (Uma Morte no Bosque), produzida pelo Teatro Sotano, no bairro do Vedado, em Havana. Baseado no aclamado romance Mascaras, de Leonardo Padura Fuentes, a peça segue uma investigação policial sobre o assassinato de uma drag queen de Havana, um enredo que permite um exame das atitudes e preconceitos cubanos em relação aos gays em todos os níveis da sociedade.</text:p>
      <text:p text:style-name="First_20_line_20_indent">Orberg conclui: "Uma contradição marcante na sociedade cubana hoje é o contraste entre a rica vida cultural e intelectual, que é amplamente disponível e facilmente acessível, e os salários que tornam a compra de um par de sapatos um evento para o qual se deve planejar."</text:p>
      <text:p text:style-name="First_20_line_20_indent">Ele observou que os cubanos poderiam comprar ingressos de teatro pelo equivalente a cerca de 5 centavos, filmes em estréia por cerca de um centavo, peças teatrais por menos de 50 centavos e extravagâncias musicais e apresentações de festivais de balé por meio dólar.</text:p>
      <text:p text:style-name="First_20_line_20_indent">A doe EUA a Cuba, que visa estrangular a economia, que já torna difícil a compra de um par de sapatos, quem dirá a construção do socialismo, que requer abundância material e, frequentemente, necessidade de importar.</text:p>
      <text:p text:style-name="First_20_line_20_indent">Wall Street espera que a privação econômica aumente a pressão sobre as relações internas, tornando mais fácil desgastar e derrubar a revolução que tirou a economia, o trabalho, a terra e os recursos cubanos de sua lista de “ativos” neocoloniais.</text:p>
      <text:p text:style-name="First_20_line_20_indent">Mas o governo revolucionário continuou a avançar em todas as frentes possíveis para gerar consciência, inclusive sobre o amor entre pessoas do mesmo sexo.</text:p>
      <text:p text:style-name="First_20_line_20_indent">“Enquanto estive em Cuba, conversei com dezenas de homossexuais, a maioria homens, e não encontrei nenhum que dissesse que seu governo os estava perseguindo”, afirmou Oberg. Ele reiterou que ninguém com quem conversou "relatou repressão ativa ou sistemática pelo Estado".</text:p>
      <text:h text:style-name="Heading_20_2" text:outline-level="2">Arte e consciência</text:h>
      <text:p text:style-name="First_20_line_20_indent">A prevenção da AIDS só é possível com ampla informação sobre sexo seguro e uma dura luta contra os preconceitos sexuais que permitem que a doença se espalhe no silêncio da vergonha, da culpa e do medo. A liderança revolucionária cubana trouxe a batalha contra a AIDS e os preconceitos sexuais — incluindo atitudes preconceituosas sobre a bissexualidade — para as telinhas da TV popular assim como para as telonas da cultura.</text:p>
      <text:p text:style-name="First_20_line_20_indent">Em 2006, a série de televisão de 115 capítulos “A Face Oculta da Lua” (La cara oculta de la luna), tinha praticamente toda Cuba fervilhando com debate. A série toma emprestado o estilo popular de novelas de televisão.</text:p>
      <text:p text:style-name="First_20_line_20_indent">“La cara” lida com AIDS, sexualidade juvenil, bissexualidade e outras questões sociais. A série começou com a história de uma menina de 14 anos que contraiu AIDS durante sua primeira experiência sexual.</text:p>
      <text:p text:style-name="First_20_line_20_indent">Em novembro de 2005, 5.422 cubanos eram HIV-positivos ou tinham AIDS.</text:p>
      <text:p text:style-name="First_20_line_20_indent">“La cara”, escreveu o autor Freddy Domínguez Díaz, foi “uma série sobre o comportamento humano, sobre a atitude das pessoas na vida, sobre a responsabilidade coletiva por si mesmo e por todos." (Betancourt)</text:p>
      <text:p text:style-name="P1">Marlon Brito López, roteirista e diretor, criticou a novela televisiva “como um membro do público e especialista em mídia." Ele escreveu: “Os principais objetivos foram bem definidos: um aviso dos perigos desta doença pandêmica, presente também em nosso território, que pode infectar pessoas de qualquer grupo, raça ou credo; e uma reflexão sobre a eliminação do preconceito ligado ao HIV-AIDS e ao sexo em nossa sociedade, particularmente dentro da família.” (López)</text:p>
      <text:p text:style-name="P1">Brito López afirmou: “Acredito que a arte é tão ambígua e abstrata que tem um efeito latente em nossa consciência, principalmente quando reflete com honestidade e talento a sociedade em que vivemos. Isto é precisamente o que ‘A Face Oculta da Lua’ está alcançando.”</text:p>
      <text:p text:style-name="First_20_line_20_indent">Ele continuou: “As estatísticas da AIDS aumentaram de forma alarmante no mundo e em nosso país; apesar do excelente projeto profissional e do plano de saúde pública para prevenir doenças infecciosas, as campanhas de mídia sobre o assunto HIV-AIDS mostraram pouca eficácia. É aqui que nós, artistas, devemos intervir. Concertos e canções de Buena Fe [grupo musical cubano], ou os documentários de meu colega Belkys Vega e outros não foram suficientes para chegar às nossas casas no horário nobre com uma linguagem artisticamente eficaz, com carinho e respeito.”</text:p>
      <text:h text:style-name="Heading_20_2" text:outline-level="2">Levando educação para todos os lares</text:h>
      <text:p text:style-name="First_20_line_20_indent">O diretor da série “La cara”, Rafael “Cheíto” González, explicou: “Quando lidamos com histórias atuais, tentamos estar o mais próximo possível da realidade. Em todo o mundo existem novelas para entretenimento. Tentamos discutir os problemas sociais que temos e, portanto, lidamos com tópicos como esses. Eu acredito que é válido enfrentá-los com toda a seriedade. Nesta novela há algumas histórias paralelas destinadas apenas a entreter o público, mas não podemos ignorar os problemas que temos e estes devem ser abordados com coragem.</text:p>
      <text:p text:style-name="First_20_line_20_indent">“Que melhor maneira de fazer isso do que através de uma novela assistida por todo o país? Informações sobre o HIV são oferecidas em comerciais, há também um programa de TV específico sobre AIDS, mas estes não são vistos por todos. A novela, por outro lado, é vista em todas as casas.” (Puyol)</text:p>
      <text:p text:style-name="P1">Cheíto observou: “Fizemos muita pesquisa para ir com tudo, como diz o dito popular, ao abordar a AIDS como um tópico, ou seja, com toda a seriedade e respeito, já que não podemos ficar enrolando se quisermos enviar uma mensagem eficaz." (Betancourt)</text:p>
      <text:p text:style-name="P1">Magda González, diretora de televisão que agora dirige a Divisão de Dramatizações da TV cubana, também enfatizou: “Quando decidimos abordar esse tema neste espaço, estávamos convencidos de que isso provocaria todo tipo de reação. Esses não são temas com os quais geralmente lidamos de forma dramatizada, embora nos últimos três anos eles tenham sido tratados de maneira direta e aberta por outros programas como ‘Vamos Falar sobre Saúde‘ (um programa semanal falando sobre questões de saúde) e ‘Vale a Pena’ (um programa semanal em que um psicólogo de destaque discute problemas enviados por cartas)."</text:p>
      <text:p text:style-name="First_20_line_20_indent">Mas como a epidemia de AIDS continuou, “e porque consideramos que temos um papel socialmente responsável a desempenhar para colocar a televisão na linha de frente da batalha de ideias, decidimos que o formato dramático era uma maneira ideal de disseminar mensagens usando as emoções e a identificação do espectador com os dramas humanos. Ao escrever o roteiro e produzir a série, contamos com especialistas do Centro de Educação Sexual (CENESEX) e do Centro Nacional de Prevenção do HIV-AIDS como conselheiros e acreditamos que ele reflete realisticamente aspectos de nossa sociedade.</text:p>
      <text:p text:style-name="First_20_line_20_indent">“O segundo tema incorpora um novo elemento nos teledramas”, continuou ela, “o tratamento das relações sexuais entre homens sendo tanto como homossexuais quanto bissexuais. A reação do público está dividida. Alguns estão indignados que o tema seja mostrado na TV, outros aplaudem a iniciativa e outros ainda dizem que esses temas têm que ser exibidos, mas não dessa maneira.</text:p>
      <text:p text:style-name="P1">"Que o primeiro grupo exista é natural em pessoas cujas atitudes sexuais foram formadas por uma cultura hispânica, fortemente influenciada pela Igreja Católica, onde o sexo é um pecado e a homossexualidade um crime. Espero que essa novela os ajude a entender que respeitar, reconhecer e tolerar diferentes estilos de vida não os transforma em cúmplices do que eles acreditam ser o mal, mas que os torna seguidores do conceito dado a nós por nosso<text:span text:style-name="T1"> C</text:span>omandante quando ele diz que ‘A Revolução é sobre igualdade e liberdade total, é sobre ser tratado por todos como seres humanos.’” (Puyol)</text:p>
      <text:h text:style-name="Heading_20_2" text:outline-level="2">Este é um processo revolucionário</text:h>
      <text:p text:style-name="First_20_line_20_indent">Ninguém, de qualquer sexualidade, era unânime em Cuba sobre “La cara." No entanto, aqueles que trouxeram a série para as telas de televisão não se esquivaram do debate. Pelo contrário, o debate público generalizado com liderança era o ponto principal e tem sido eminentemente bem-sucedido.</text:p>
      <text:p text:style-name="First_20_line_20_indent">O site cubano do sistema de saúde "Infomed" reuniu pontos de vista sobre a novela. Também fez isso o Centro Nacional de Educação Sexual de Cuba (CENESEX). E-zine <text:span text:style-name="T2">La Jiribilla</text:span> dedicou uma edição inteira ao tema.</text:p>
      <text:p text:style-name="First_20_line_20_indent">O jornalista Ricardo Ronquillo concluiu: “Seria preocupante se pensássemos em nós mesmos como uma sociedade totalmente de acordo, sem argumentos concorrentes nem posições discordantes diante de seus conflitos mais íntimos; ou pior ainda, que o silêncio prevalecesse”.</text:p>
      <text:p text:style-name="P1">O correspondente do<text:span text:style-name="T2"> La Jornada</text:span>, Gerardo Arreola, escreveu: “Esta discussão tornou-se o sinal mais relevante de impacto público sobre o assunto desde que o filme ‘Fresa y Chocolate’ (‘Morango e Chocolate’) abalou setores da sociedade cubana em 1993 com sua declaração contra a intolerância através da história de um personagem homossexual.” (Arreola)</text:p>
      <text:p text:style-name="P1">O <text:span text:style-name="T2">Miami Herald</text:span>, uma fonte improvável para qualquer notícia de apoio sobre Cuba, relatou em novembro de 2006: “Agora, com a novela chegando ao fim, gays e lésbicas cubanos dizem que o show é um símbolo do governo da ilha comunista e as pessoas estão se tornando mais receptivas a eles." (Ver bibliografia: "novelas cubanas")</text:p>
      <text:p text:style-name="P1">É esse processo de educação popular com liderança, no qual a consciência é elevada através da participação, discussão e debate em massa, que é a revolução e o “pensamento irrestrito” que ela libera — não da noite para o dia, mas com o trabalho contínuo, sem o qual nada é produzido.</text:p>
      <text:p text:style-name="First_20_line_20_indent">A CENESEX continua a estar na vanguarda desse importante trabalho, incluindo o apoio a novela que provocou tal controvérsia.</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90: Transmitindo educação ‘para todos os lares’</dc:title>
    <dc:date>2023-04-18T14:06:44.772312685</dc:date>
    <dc:creator>Daniel Garcia</dc:creator>
    <meta:editing-duration>P0D</meta:editing-duration>
    <meta:editing-cycles>1</meta:editing-cycles>
    <meta:document-statistic meta:table-count="0" meta:image-count="0" meta:object-count="0" meta:paragraph-count="38" meta:word-count="1718" meta:character-count="10600" meta:non-whitespace-character-count="8911"/>
    <meta:generator>LibreOffice/7.5.1.2$Linux_X86_64 LibreOffice_project/50$Build-2</meta:generator>
    <meta:template xlink:type="simple" xlink:actuate="onRequest" xlink:title="" xlink:href="../cubabook.odm" meta:date="2023-04-18T14:08:43.635714652"/>
  </office:meta>
</office:document-meta>
</file>